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5.05cm"/>
    </style:style>
    <style:style style:name="co5" style:family="table-column">
      <style:table-column-properties fo:break-before="auto" style:column-width="5.438cm"/>
    </style:style>
    <style:style style:name="co6" style:family="table-column">
      <style:table-column-properties fo:break-before="auto" style:column-width="6.32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.842cm" fo:break-before="auto" style:use-optimal-row-height="fals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 style:data-style-name="N37">
      <style:table-cell-properties style:text-align-source="fix" style:repeat-content="false" fo:border="0.018cm solid #000000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7">
      <style:table-cell-properties style:text-align-source="fix" style:repeat-content="false" fo:wrap-option="wrap" fo:border="0.018cm solid #000000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border="0.018cm solid #000000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wrap-option="wrap" fo:border="0.018cm solid #000000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6"/>
        <table:table-column table:style-name="co3" table:number-columns-repeated="2" table:default-cell-style-name="ce7"/>
        <table:table-column table:style-name="co5" table:default-cell-style-name="ce7"/>
        <table:table-column table:style-name="co3" table:number-columns-repeated="2" table:default-cell-style-name="ce7"/>
        <table:table-column table:style-name="co6" table:default-cell-style-name="Default"/>
        <table:table-row table:style-name="ro3">
          <table:table-cell table:style-name="Default"/>
          <table:table-cell table:style-name="ce5"/>
          <table:table-cell table:style-name="ce5" office:value-type="string">
            <text:p>JOURNAL DE BORD PROJET ALGOKID IHM </text:p>
          </table:table-cell>
          <table:table-cell table:style-name="ce10" table:number-columns-repeated="4"/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ce1"/>
          <table:table-cell table:style-name="ce1" office:value-type="string">
            <text:p>GROUPE</text:p>
          </table:table-cell>
          <table:table-cell table:style-name="ce1" office:value-type="string">
            <text:p>Andréa Quiqueret</text:p>
          </table:table-cell>
          <table:table-cell table:style-name="ce1" office:value-type="string">
            <text:p>Arnaud Dietrich</text:p>
          </table:table-cell>
          <table:table-cell table:style-name="ce1" office:value-type="string">
            <text:p>Aurélien Rausch</text:p>
          </table:table-cell>
          <table:table-cell table:style-name="ce1" office:value-type="string">
            <text:p>Brandon Masson</text:p>
          </table:table-cell>
          <table:table-cell table:style-name="ce1" office:value-type="string">
            <text:p>Sandrine Collin</text:p>
          </table:table-cell>
          <table:table-cell/>
        </table:table-row>
        <table:table-row table:style-name="ro4">
          <table:table-cell office:value-type="date" office:date-value="2017-05-09">
            <text:p>09/05/17</text:p>
          </table:table-cell>
          <table:table-cell office:value-type="string">
            <text:p>Etude du projet</text:p>
          </table:table-cell>
          <table:table-cell office:value-type="string">
            <text:p>création du répertoire partagé git dans GitHub pour la gestion des versions</text:p>
          </table:table-cell>
          <table:table-cell office:value-type="string">
            <text:p>interface du quadrillage </text:p>
          </table:table-cell>
          <table:table-cell office:value-type="string">
            <text:p>définition du modèle UML des classes </text:p>
          </table:table-cell>
          <table:table-cell office:value-type="string">
            <text:p>interface de la liste des actions</text:p>
          </table:table-cell>
          <table:table-cell office:value-type="string">
            <text:p>création du tableau de bord</text:p>
          </table:table-cell>
          <table:table-cell/>
        </table:table-row>
        <table:table-row table:style-name="ro5">
          <table:table-cell/>
          <table:table-cell office:value-type="string">
            <text:p>Répartition du travail</text:p>
          </table:table-cell>
          <table:table-cell office:value-type="string">
            <text:p>création classe tablette</text:p>
          </table:table-cell>
          <table:table-cell office:value-type="string">
            <text:p>gestion de mouseevent</text:p>
          </table:table-cell>
          <table:table-cell office:value-type="string">
            <text:p>premier squelette de toutes les classes sauf classe tablette</text:p>
          </table:table-cell>
          <table:table-cell/>
          <table:table-cell office:value-type="string">
            <text:p>tenue du tableau de bord</text:p>
          </table:table-cell>
          <table:table-cell/>
        </table:table-row>
        <table:table-row table:style-name="ro6">
          <table:table-cell/>
          <table:table-cell office:value-type="string">
            <text:p>Ebauche du diagramme de classes</text:p>
          </table:table-cell>
          <table:table-cell office:value-type="string">
            <text:p>ajout des méthodes permettant l'ajout des actions et des fonctions</text:p>
          </table:table-cell>
          <table:table-cell table:number-columns-repeated="3"/>
          <table:table-cell office:value-type="string">
            <text:p>mise à jour tableau de bord</text:p>
          </table:table-cell>
          <table:table-cell/>
        </table:table-row>
        <table:table-row table:style-name="ro7">
          <table:table-cell office:value-type="date" office:date-value="2017-05-10">
            <text:p>10/05/17</text:p>
          </table:table-cell>
          <table:table-cell/>
          <table:table-cell office:value-type="string">
            <text:p>finition des méthodes dans classe tablette</text:p>
          </table:table-cell>
          <table:table-cell office:value-type="string">
            <text:p>ajout de la classe affichagegrille, ajout classe controlegrille</text:p>
          </table:table-cell>
          <table:table-cell office:value-type="string">
            <text:p>ajout méthodes et constructeurs dans classes <text:s/>action, fonction, robot, grille</text:p>
          </table:table-cell>
          <table:table-cell office:value-type="string">
            <text:p>creation classe serpentin</text:p>
          </table:table-cell>
          <table:table-cell office:value-type="string">
            <text:p>mise à jour tableau de bord</text:p>
          </table:table-cell>
          <table:table-cell/>
        </table:table-row>
        <table:table-row table:style-name="ro8">
          <table:table-cell office:value-type="date" office:date-value="2017-05-11">
            <text:p>11/05/17</text:p>
          </table:table-cell>
          <table:table-cell/>
          <table:table-cell table:style-name="ce8"/>
          <table:table-cell office:value-type="string">
            <text:p>travail sur problème entre classe affichagegrille et classe grille</text:p>
          </table:table-cell>
          <table:table-cell/>
          <table:table-cell table:style-name="ce8"/>
          <table:table-cell office:value-type="string">
            <text:p>création diagramme de classes sur logiciel DIA, <text:s text:c="2"/>mise à jour tableau de bord</text:p>
          </table:table-cell>
          <table:table-cell/>
        </table:table-row>
        <table:table-row table:style-name="ro9">
          <table:table-cell office:value-type="date" office:date-value="2017-05-12">
            <text:p>12/05/17</text:p>
          </table:table-cell>
          <table:table-cell table:number-columns-repeated="2"/>
          <table:table-cell office:value-type="string">
            <text:p>résolution incompatibilité entre classes affichagegrille et robot</text:p>
          </table:table-cell>
          <table:table-cell office:value-type="string">
            <text:p>correction des erreurs de compilation sur classes fonction, action, robot et grille </text:p>
          </table:table-cell>
          <table:table-cell/>
          <table:table-cell office:value-type="string">
            <text:p>Mise à jour diagramme de classes sur logiciel DIA, <text:s text:c="3"/>mise à jour tableau</text:p>
          </table:table-cell>
          <table:table-cell/>
        </table:table-row>
        <table:table-row table:style-name="ro10">
          <table:table-cell office:value-type="date" office:date-value="2017-05-15">
            <text:p>15/05/17</text:p>
          </table:table-cell>
          <table:table-cell table:number-columns-repeated="7"/>
        </table:table-row>
        <table:table-row table:style-name="ro9">
          <table:table-cell office:value-type="date" office:date-value="2017-05-16">
            <text:p>16/05/17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3"/>
        </table:table-row>
        <table:table-row table:style-name="ro5">
          <table:table-cell table:style-name="ce3" table:number-columns-repeated="2"/>
          <table:table-cell table:style-name="ce9" table:number-columns-repeated="5"/>
          <table:table-cell/>
        </table:table-row>
        <table:table-row table:style-name="ro5">
          <table:table-cell table:style-name="ce4" table:number-columns-repeated="2"/>
          <table:table-cell table:style-name="Default" table:number-columns-repeated="5"/>
          <table:table-cell/>
        </table:table-row>
        <table:table-row table:style-name="ro5">
          <table:table-cell table:style-name="ce4" table:number-columns-repeated="2"/>
          <table:table-cell table:style-name="Default" table:number-columns-repeated="5"/>
          <table:table-cell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/05/2017</text:date>, <text:time>16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8:41:42.48</meta:creation-date>
    <dc:date>2017-05-12T16:33:52.99</dc:date>
    <meta:editing-duration>PT7H29M22S</meta:editing-duration>
    <meta:editing-cycles>32</meta:editing-cycles>
    <meta:generator>OpenOffice/4.1.3$Win32 OpenOffice.org_project/413m1$Build-9783</meta:generator>
    <meta:document-statistic meta:table-count="3" meta:cell-count="38" meta:object-count="0"/>
  </office:meta>
</office:document-meta>
</file>